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10" style:family="text">
      <style:text-properties fo:color="#0000ff" style:font-name="Times" fo:font-size="8pt" fo:language="fr" fo:country="FR" fo:font-weight="normal"/>
    </style:style>
    <style:style style:name="T11" style:family="text">
      <style:text-properties fo:color="#0000ff" style:text-position="33%" style:font-name="Times" fo:font-size="12pt" fo:language="fr" fo:country="FR" fo:font-weight="normal"/>
    </style:style>
    <style:style style:name="T1" style:family="text">
      <style:text-properties fo:color="#0000ff" style:font-name="Times" fo:font-size="12pt" fo:language="fr" fo:country="FR" fo:font-weight="normal"/>
    </style:style>
    <style:style style:name="T2" style:family="text">
      <style:text-properties fo:color="#0000ff" style:font-name="Times" fo:font-size="12pt" fo:language="fr" fo:country="FR" fo:font-weight="bold"/>
    </style:style>
    <style:style style:name="T3" style:family="text">
      <style:text-properties style:font-name="Times" fo:font-size="10pt" fo:language="fr" fo:country="FR" fo:font-weight="normal"/>
    </style:style>
    <style:style style:name="T4" style:family="text">
      <style:text-properties fo:color="#0000ff" style:font-name="Times" fo:font-size="10pt" fo:language="fr" fo:country="FR" fo:font-weight="normal"/>
    </style:style>
    <style:style style:name="T5" style:family="text">
      <style:text-properties style:font-name="Times" fo:font-size="12pt" fo:language="fr" fo:country="FR" fo:font-weight="normal"/>
    </style:style>
    <style:style style:name="T6" style:family="text">
      <style:text-properties fo:color="#0000ff" style:text-position="33%" style:font-name="Times" fo:font-size="12pt" fo:language="fr" fo:country="FR" fo:font-weight="bold"/>
    </style:style>
    <style:style style:name="T7" style:family="text">
      <style:text-properties fo:color="#ff0000" style:font-name="Times" fo:font-size="10pt" fo:language="fr" fo:country="FR" fo:font-weight="normal"/>
    </style:style>
    <style:style style:name="T8" style:family="text">
      <style:text-properties fo:color="#ff0000" style:font-name="Times" fo:font-size="12pt" fo:language="fr" fo:country="FR" fo:font-weight="normal"/>
    </style:style>
    <style:style style:name="T9" style:family="text">
      <style:text-properties fo:color="#00ff00" style:font-name="Times" fo:font-size="10pt" fo:language="fr" fo:country="FR" fo:font-weight="normal"/>
    </style:style>
    <style:style style:name="P2" style:family="paragraph" style:parent-style-name="heading 1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3" style:family="paragraph">
      <style:paragraph-properties fo:text-align="left" fo:text-indent="0.4917in" fo:line-height="100%" fo:margin-left="0.9833in" fo:margin-right="0.0000in" fo:margin-top="0.0000in" fo:margin-bottom="0.0000in" style:writing-mode="lr"/>
    </style:style>
    <style:style style:name="P1" style:family="paragraph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Sect1" style:family="section">
      <style:section-properties>
        <style:columns fo:column-count="1" fo:column-gap="0.491667in"/>
      </style:section-properties>
    </style:style>
  </office:automatic-styles>
  <office:body>
    <office:text>
      <text:section text:style-name="Sect1" text:name="Section1">
        <text:p text:style-name="P1"><text:span text:style-name="T1">Franz </text:span><text:span text:style-name="T2">Antoni</text:span><text:span text:style-name="T1"> </text:span><text:span text:style-name="T2">Hirlimann ∞ </text:span><text:span text:style-name="T1">Maria </text:span><text:span text:style-name="T2">Barbara Hoffer</text:span></text:p>
        <text:p text:style-name="P1"><text:span text:style-name="T1">aa</text:span></text:p>
        <text:p text:style-name="P1"><text:span text:style-name="T1">* vers 1737 à Bindernheim</text:span></text:p>
        <text:p text:style-name="P1"><text:span text:style-name="T1">† 10 Brumaire 1806 <text:s/>à Rh.</text:span></text:p>
        <text:p text:style-name="P1"><text:span text:style-name="T1">Maréchal ferrant</text:span></text:p>
        <text:p text:style-name="P1"/>
        <text:p text:style-name="P1"><text:span text:style-name="T2">Magdalena</text:span><text:note text:id="note1" text:note-class="footnote"><text:note-citation>2</text:note-citation><text:note-body>    <text:p><text:span text:style-name="T3"> </text:span><text:span text:style-name="T4">épouse Joseph Walter</text:span></text:p>
</text:note-body></text:note><text:span text:style-name="T1"><text:tab/><text:tab/> <text:s text:c="2"/>Frantz</text:span><text:span text:style-name="T2"> Antoni</text:span><text:note text:id="note2" text:note-class="footnote"><text:note-citation>3</text:note-citation><text:note-body>    <text:p><text:span text:style-name="T3"> </text:span><text:span text:style-name="T4">premier né à Rhinau, ses parrain et marraine sont tous deux de Binderen</text:span></text:p>
</text:note-body></text:note><text:span text:style-name="T1"><text:tab/> <text:s/>Frantz </text:span><text:span text:style-name="T2"><text:tab/><text:tab/>Antoni</text:span><text:span text:style-name="T1">F. </text:span><text:span text:style-name="T2">Xavier</text:span><text:span text:style-name="T1"> </text:span></text:p>
        <text:p text:style-name="P1"><text:span text:style-name="T1"><text:tab/><text:tab/><text:tab/><text:tab/><text:tab/><text:tab/><text:tab/><text:tab/><text:tab/>aaa <text:s text:c="2"/>aab <text:s text:c="3"/>aacaad</text:span></text:p>
        <text:p text:style-name="P1"><text:span text:style-name="T1"><text:tab/><text:tab/><text:tab/>* 6 août 1758 Bdh * 29 nov. 1761 * 27 fév. 1764 * 19 août 1766</text:span></text:p>
        <text:p text:style-name="P1"><text:span text:style-name="T1"><text:tab/><text:tab/><text:tab/><text:tab/>† 7 avr. 1785 † 12 mars 1763 † 7 mars 1819 † 17 mars 1814</text:span></text:p>
        <text:p text:style-name="P1"/>
        <text:p text:style-name="P1"><text:span text:style-name="T2">Maria Ursula</text:span><text:span text:style-name="T1"><text:tab/> </text:span><text:span text:style-name="T2">Maria Barbara</text:span><text:span text:style-name="T1"><text:tab/> F. </text:span><text:span text:style-name="T2">Joseph</text:span><text:span text:style-name="T1"><text:tab/><text:tab/> F. </text:span><text:span text:style-name="T2">Michael</text:span></text:p>
        <text:p text:style-name="P1"><text:span text:style-name="T1"><text:tab/><text:tab/><text:tab/><text:tab/><text:tab/><text:tab/><text:tab/><text:tab/><text:tab/> aae <text:s text:c="2"/>aaf aag <text:s text:c="4"/>aah</text:span></text:p>
        <text:p text:style-name="P1"><text:span text:style-name="T1"><text:tab/><text:tab/><text:tab/><text:tab/>* 18 avr. 1769 * <text:s/>vers 1773* 20 mars 1775 * 5 nov. 1777</text:span></text:p>
        <text:p text:style-name="P1"><text:span text:style-name="T1"><text:tab/><text:tab/><text:tab/><text:tab/><text:tab/><text:tab/>† 10 fév. 1781† 6 janv. 1845</text:span></text:p>
        <text:p text:style-name="P1"/>
        <text:p text:style-name="P1"><text:span text:style-name="T2">Thibaud</text:span><text:note text:id="note3" text:note-class="footnote"><text:note-citation>4</text:note-citation><text:note-body>    <text:p><text:span text:style-name="T3"> </text:span><text:span text:style-name="T4">trouvé par son acte de mariage à Friesenheim</text:span></text:p>
</text:note-body></text:note><text:span text:style-name="T2"> <text:s/></text:span></text:p>
        <text:p text:style-name="P1"><text:span text:style-name="T1">aai</text:span></text:p>
        <text:p text:style-name="P1"><text:span text:style-name="T1">* 24 oct 1782 </text:span></text:p>
        <text:p text:style-name="P1"><text:span text:style-name="T1">† 29 déc 1854</text:span></text:p>
        <text:p text:style-name="P1"><text:span text:style-name="T1"> </text:span></text:p>
        <text:p text:style-name="P1"/>
        <text:p text:style-name="P1"><text:span text:style-name="T2">Magdalena Hirlimann ∞ Franz Joseph Walter</text:span></text:p>
        <text:p text:style-name="P1"><text:span text:style-name="T1">aaa</text:span></text:p>
        <text:p text:style-name="P1"><text:span text:style-name="T1">* 6 août 1758 à Bindernheim</text:span></text:p>
        <text:p text:style-name="P1"><text:span text:style-name="T1">† 7 avr. 1785</text:span></text:p>
        <text:p text:style-name="P1"/>
        <text:p text:style-name="P1"/>
        <text:p text:style-name="P1"><text:span text:style-name="T1">Franz </text:span><text:span text:style-name="T2">Antoni Hirlimann ∞ Catherine Schmitt</text:span><text:note text:id="note4" text:note-class="footnote"><text:note-citation>5</text:note-citation><text:note-body>    <text:p><text:span text:style-name="T3"> </text:span><text:span text:style-name="T4">épouse Michel Holtz en seconde noce</text:span></text:p>
</text:note-body></text:note><text:span text:style-name="T1"> </text:span></text:p>
        <text:p text:style-name="P1"><text:span text:style-name="T1">aac <text:s text:c="2"/></text:span></text:p>
        <text:p text:style-name="P1"><text:span text:style-name="T1">* 27 fév. 1764 <text:s text:c="25"/>* <text:s/>vers 1770 à Elsenheim</text:span></text:p>
        <text:p text:style-name="P1"><text:span text:style-name="T1">† 7 mars 1819</text:span></text:p>
        <text:p text:style-name="P1"><text:span text:style-name="T1">Maréchal ferrant</text:span></text:p>
        <text:p text:style-name="P1"/>
        <text:p text:style-name="P1"><text:span text:style-name="T1">F. </text:span><text:span text:style-name="T2">Antoine</text:span><text:span text:style-name="T1"><text:tab/><text:tab/> </text:span><text:span text:style-name="T2">Catherine</text:span><text:span text:style-name="T1"><text:tab/><text:tab/> </text:span><text:span text:style-name="T2"><text:tab/><text:tab/><text:tab/>MichelFrançoise</text:span><text:note text:id="note5" text:note-class="footnote"><text:note-citation>6</text:note-citation><text:note-body>    <text:p><text:span text:style-name="T3"> </text:span><text:span text:style-name="T4">épouse, le 8 février 1831, Jean George Reibell, journalier à Kogenheim, né le 23 Avril 1800, à Kogenheim</text:span></text:p>
</text:note-body></text:note><text:span text:style-name="T1"> <text:s/></text:span></text:p>
        <text:p text:style-name="P1"><text:span text:style-name="T1"><text:tab/><text:tab/><text:tab/><text:tab/><text:tab/><text:tab/><text:tab/><text:tab/><text:tab/> aaca <text:s text:c="2"/>aacb <text:s/>aaccaacd</text:span></text:p>
        <text:p text:style-name="P1"><text:span text:style-name="T1"><text:tab/><text:tab/><text:tab/><text:tab/><text:tab/>* 27 fruc. VIII * 5 frim. X * 25 niv. XII* 2 mars 1807</text:span></text:p>
        <text:p text:style-name="P1"><text:span text:style-name="T1"><text:tab/><text:tab/><text:tab/><text:tab/>14 Sept. 1800 26 Nov. 1801 16 Janv. 1804</text:span></text:p>
        <text:p text:style-name="P1"><text:span text:style-name="T1">† 31 Mars 1848</text:span><text:note text:id="note6" text:note-class="footnote"><text:note-citation>7</text:note-citation><text:note-body>    <text:p><text:span text:style-name="T3"> </text:span><text:span text:style-name="T4"> à Ensisheim, renseignements trouvés sur l'acte de marriage d'Antoine et d'Anne Marie Maillard, 1851</text:span></text:p>
</text:note-body></text:note><text:span text:style-name="T1"><text:tab/><text:tab/><text:tab/><text:tab/><text:tab/> <text:s text:c="2"/>† 28 Fév. 1862† 10 mai 1868</text:span></text:p>
        <text:p text:style-name="P1"/>
        <text:p text:style-name="P1"><text:span text:style-name="T2">François</text:span><text:span text:style-name="T1"> </text:span><text:span text:style-name="T2">Joseph</text:span><text:span text:style-name="T1"><text:tab/> </text:span><text:span text:style-name="T2">Ignace</text:span><text:span text:style-name="T1"> </text:span></text:p>
        <text:p text:style-name="P1"><text:span text:style-name="T1"><text:tab/><text:tab/><text:tab/>aace <text:s/>aacf </text:span></text:p>
        <text:p text:style-name="P1"><text:span text:style-name="T1"><text:tab/>* 16 avr. 1810 * 31 mars 1812 </text:span></text:p>
        <text:p text:style-name="P1"><text:span text:style-name="T1"><text:tab/><text:tab/><text:tab/> † 6 juil. 1831 </text:span></text:p>
        <text:p text:style-name="P1"><text:span text:style-name="T1"><text:tab/><text:tab/><text:tab/>journalier </text:span></text:p>
        <text:p text:style-name="P1"><text:span text:style-name="T1">Franz </text:span><text:span text:style-name="T2">Xavier Hirlimann</text:span><text:note text:id="note7" text:note-class="footnote"><text:note-citation>8</text:note-citation><text:note-body>    <text:p><text:span text:style-name="T5"> </text:span><text:span text:style-name="T1"> </text:span><text:span text:style-name="T4">à la naissance de Xavier en 1813, son père est donné pour avoir 39 ans, être commerçant et habiter la maison 32, il meurt l'année suivante à l'âge de 47 ans, maison 105. Il pourrait y avoir deux Hirlimann Xavier père, le premier aurait épousé Anne Marie <text:s/>Spitz et le second une Marie an Spitz ?</text:span></text:p>
</text:note-body></text:note><text:span text:style-name="T1"> </text:span><text:span text:style-name="T2"> ∞ Anne Marie Spitz</text:span></text:p>
        <text:p text:style-name="P1"><text:span text:style-name="T1">aad <text:s text:c="17"/></text:span></text:p>
        <text:p text:style-name="P1"><text:span text:style-name="T1">* 19 août 1766 <text:s text:c="26"/>* <text:s/>à Obersheim <text:s text:c="3"/></text:span></text:p>
        <text:p text:style-name="P1"><text:span text:style-name="T1">† 17 mars 1814 <text:s text:c="25"/>† <text:s/>&lt; 1834 <text:s text:c="4"/></text:span></text:p>
        <text:p text:style-name="P1"><text:span text:style-name="T1">Journalier, pêcheur <text:s text:c="6"/></text:span></text:p>
        <text:p text:style-name="P1"/>
        <text:p text:style-name="P1"><text:span text:style-name="T2">Xavier</text:span><text:bookmark-start text:name="_Ref458943866"/><text:bookmark-end text:name="_Ref458943866"/><text:note text:id="note8" text:note-class="footnote"><text:note-citation>9</text:note-citation><text:note-body>    <text:p><text:span text:style-name="T5"> </text:span><text:span text:style-name="T4">Meurent à 4 jours d'intervalle, lors d'une épidémie ?</text:span></text:p>
</text:note-body></text:note><text:span text:style-name="T1"><text:tab/><text:tab/> <text:s/></text:span><text:span text:style-name="T2">Catherine</text:span><text:span text:style-name="T6">8</text:span><text:span text:style-name="T1"><text:tab/><text:tab/> </text:span><text:span text:style-name="T2">Michel</text:span><text:span text:style-name="T1"><text:tab/> Thomas </text:span><text:span text:style-name="T2">Ursule</text:span></text:p>
        <text:p text:style-name="P1"><text:span text:style-name="T1"><text:tab/><text:tab/><text:tab/><text:tab/><text:tab/><text:tab/><text:tab/><text:tab/><text:tab/> aada <text:s text:c="2"/>aadb <text:s text:c="3"/>aadc <text:s text:c="2"/>aadd</text:span></text:p>
        <text:p text:style-name="P1"><text:span text:style-name="T1"><text:tab/><text:tab/><text:tab/><text:tab/>* 23 mess. IX * 13 brum. XI * 8 nivôse XIII <text:s/>* 6 may 1806</text:span></text:p>
        <text:p text:style-name="P1"><text:span text:style-name="T1"><text:tab/><text:tab/><text:tab/><text:tab/><text:tab/><text:tab/>13 juil. 1801 4 nov. 1802 30 déc. 1804 <text:s/>† 18 juil. 1834</text:span></text:p>
        <text:p text:style-name="P1"><text:span text:style-name="T1"><text:tab/><text:tab/><text:tab/>† 22 mai 1809 † 18 mai 1809 † 1807 à 2a. 6m. Célibataire</text:span></text:p>
        <text:p text:style-name="P1"/>
        <text:p text:style-name="P1"><text:span text:style-name="T2">François Xavier</text:span><text:span text:style-name="T1"><text:tab/> </text:span><text:span text:style-name="T2">Madelaine</text:span><text:span text:style-name="T1"><text:tab/><text:tab/>François </text:span><text:span text:style-name="T2">Xavier</text:span></text:p>
        <text:p text:style-name="P1"><text:span text:style-name="T1"><text:tab/><text:tab/><text:tab/><text:tab/><text:tab/><text:tab/>aade <text:s/>aadf aadg</text:span></text:p>
        <text:p text:style-name="P1"><text:span text:style-name="T1"><text:tab/><text:tab/><text:tab/>* 31 août 1807 * 1 fév. 1811* 13 mars 1813</text:span></text:p>
        <text:p text:style-name="P1"><text:span text:style-name="T1"><text:tab/><text:tab/><text:tab/><text:tab/><text:tab/><text:tab/>† 6 nov. 1853</text:span></text:p>
        <text:p text:style-name="P1"><text:span text:style-name="T1"><text:tab/><text:tab/><text:tab/><text:tab/><text:tab/><text:tab/>Domestique, cél.</text:span></text:p>
        <text:p text:style-name="P1"/>
        <text:p text:style-name="P1"/>
        <text:p text:style-name="P1"><text:span text:style-name="T1">François </text:span><text:span text:style-name="T2">Joseph Hirlimann ∞ Catherine Heinricher</text:span></text:p>
        <text:p text:style-name="P1"><text:span text:style-name="T1">abf</text:span></text:p>
        <text:p text:style-name="P1"><text:span text:style-name="T1">* <text:s/>vers 1774 <text:s text:c="33"/>* <text:s/>vers 1779</text:span></text:p>
        <text:p text:style-name="P1"><text:span text:style-name="T1">† 6 janv. 1845 <text:s text:c="30"/>† <text:s/>&gt; 1845</text:span></text:p>
        <text:p text:style-name="P1"><text:span text:style-name="T1">Journal., bat., cultivateur</text:span></text:p>
        <text:p text:style-name="P1"/>
        <text:p text:style-name="P1"><text:span text:style-name="T2">Catherine</text:span><text:span text:style-name="T1"><text:tab/><text:tab/> <text:s/>Marie </text:span><text:span text:style-name="T2">Catherine</text:span><text:span text:style-name="T1"><text:tab/> Fr. </text:span><text:span text:style-name="T2">Joseph</text:span><text:span text:style-name="T1"><text:tab/> Martin</text:span><text:span text:style-name="T2">Marie Elisabeth</text:span><text:note text:id="note9" text:note-class="footnote"><text:note-citation>10</text:note-citation><text:note-body>    <text:p><text:span text:style-name="T5"> </text:span><text:span text:style-name="T4">épouse le 20 Novembre 1827, François Joseph Ebersteiner, cordier, né le 8 juin 1801, à Rhinau, fils de</text:span><text:span text:style-name="T5"> </text:span><text:span text:style-name="T4">Matthias Ebersteiner cordier à Rhinau et Voegele décédé le 16 oct. 1823</text:span></text:p>
</text:note-body></text:note><text:span text:style-name="T1"> </text:span></text:p>
        <text:p text:style-name="P1"><text:span text:style-name="T1"><text:tab/><text:tab/><text:tab/><text:tab/><text:tab/><text:tab/><text:tab/><text:tab/>abfa <text:s text:c="3"/>abfb <text:s text:c="5"/>abfcabfd</text:span></text:p>
        <text:p text:style-name="P1"><text:span text:style-name="T1"><text:tab/><text:tab/><text:tab/><text:tab/><text:tab/>* 7 niv. X * 28 niv. XI * 19 brum. XIII* 19 nov. 1806</text:span></text:p>
        <text:p text:style-name="P1"><text:span text:style-name="T1"><text:tab/><text:tab/><text:tab/><text:tab/>28 déc. 1801 18 janv. 1803 10 nov. 1804</text:span></text:p>
        <text:p text:style-name="P1"><text:span text:style-name="T1"><text:tab/><text:tab/><text:tab/><text:tab/><text:tab/>† 22 niv. X † 30 oct. 1842 † 3 janv. 1806† 10 sept. 1853</text:span></text:p>
        <text:p text:style-name="P1"><text:span text:style-name="T1"><text:tab/><text:tab/>14 janv. 1802 39 ans Célibataire</text:span></text:p>
        <text:p text:style-name="P1"/>
        <text:p text:style-name="P1"><text:span text:style-name="T2">Joseph</text:span><text:span text:style-name="T1"><text:tab/><text:tab/> </text:span><text:span text:style-name="T2">Fridolin</text:span><text:span text:style-name="T1"><text:tab/><text:tab/></text:span><text:span text:style-name="T2">Michel</text:span><text:span text:style-name="T1"><text:tab/><text:tab/> </text:span><text:span text:style-name="T2">Ignace</text:span></text:p>
        <text:p text:style-name="P1"><text:span text:style-name="T1"><text:tab/><text:tab/><text:tab/><text:tab/><text:tab/><text:tab/><text:tab/><text:tab/><text:tab/>abfe <text:s/>abffabfg <text:s/>abfh</text:span></text:p>
        <text:p text:style-name="P1"><text:span text:style-name="T1"><text:tab/><text:tab/><text:tab/><text:tab/>* 23 nov. 1808 * <text:s/>vers 1811* 1 janv. 1813 * 14 janv. 1815</text:span></text:p>
        <text:p text:style-name="P1"><text:span text:style-name="T1"><text:tab/><text:tab/><text:tab/><text:tab/>† 23 nov 1882 † 14 mai 1868† 25 sept. 1826 † 22 janv. 1815</text:span></text:p>
        <text:p text:style-name="P1"/>
        <text:p text:style-name="P1"><text:span text:style-name="T2">Salèse</text:span><text:span text:style-name="T1"><text:tab/><text:tab/><text:tab/></text:span><text:span text:style-name="T2">Marie Anne</text:span><text:note text:id="note10" text:note-class="footnote"><text:note-citation>11</text:note-citation><text:note-body>    <text:p><text:span text:style-name="T5"> </text:span><text:span text:style-name="T4">épouse le 1er février 1845, Joseph Helmel, né le 28 Janvier 1816. Les époux reconnaissent Thérèse fille illégitime née le 2 oct. 1837</text:span></text:p>
</text:note-body></text:note><text:span text:style-name="T1"><text:tab/> <text:s/></text:span><text:span text:style-name="T2">Hélène</text:span><text:span text:style-name="T1"><text:tab/><text:tab/> </text:span><text:span text:style-name="T2">Jean Ignace</text:span></text:p>
        <text:p text:style-name="P1"><text:span text:style-name="T1"><text:tab/><text:tab/><text:tab/><text:tab/><text:tab/><text:tab/><text:tab/><text:tab/><text:tab/>abfi abfj <text:s/>abfk <text:s text:c="3"/>abfl</text:span></text:p>
        <text:p text:style-name="P1"><text:span text:style-name="T1"><text:tab/><text:tab/><text:tab/><text:tab/><text:tab/>* 18 janv. 1816* 1 fév. 1818 * 1 août 1820 * 17 déc. 1824</text:span></text:p>
        <text:p text:style-name="P1"><text:span text:style-name="T1"><text:tab/><text:tab/><text:tab/><text:tab/><text:tab/><text:tab/><text:tab/><text:tab/> † 9 sept 1821 † 19 fév. 1827</text:span></text:p>
        <text:p text:style-name="P1"/>
        <text:p text:style-name="P1"><text:span text:style-name="T1">François </text:span><text:span text:style-name="T2">Antoine Hirlimann <text:s/>∞ <text:s/>Anne Marie Schneider</text:span></text:p>
        <text:p text:style-name="P1"><text:span text:style-name="T1">aaca</text:span></text:p>
        <text:p text:style-name="P1"><text:span text:style-name="T1">* 27 fruct. VIII Rh. (14/09/1800) <text:s text:c="4"/>* <text:s/>vers 1798</text:span></text:p>
        <text:p text:style-name="P1"><text:span text:style-name="T1">† 31 mars 1848, Ensisheim</text:span></text:p>
        <text:p text:style-name="P1"><text:span text:style-name="T1">Maréchal ferrant</text:span></text:p>
        <text:p text:style-name="P1"/>
        <text:p text:style-name="P1"><text:span text:style-name="T2"><text:tab/><text:tab/>François Antoine François Ignace Antoine</text:span></text:p>
        <text:p text:style-name="P1"><text:span text:style-name="T1"><text:tab/><text:tab/><text:tab/><text:tab/><text:tab/>aacaa <text:s text:c="5"/>aacab <text:s/>aacac</text:span></text:p>
        <text:p text:style-name="P1"><text:span text:style-name="T1"><text:tab/><text:tab/>* 13 sept. 1822 * 26 juil. 1824 * 22 déc. 1826</text:span></text:p>
        <text:p text:style-name="P1"><text:span text:style-name="T1">† 28 déc. 1822</text:span></text:p>
        <text:p text:style-name="P1"/>
        <text:p text:style-name="P1"><text:span text:style-name="T1">Paul </text:span><text:span text:style-name="T2">Joseph</text:span><text:span text:style-name="T1"><text:tab/><text:tab/> </text:span><text:span text:style-name="T2">Michel</text:span></text:p>
        <text:p text:style-name="P1"><text:span text:style-name="T1"><text:tab/><text:tab/><text:tab/>aacad aacae</text:span></text:p>
        <text:p text:style-name="P1"><text:span text:style-name="T1"><text:tab/>* 25 janv. 1828 * 27 avr. 1832</text:span></text:p>
        <text:p text:style-name="P1"><text:span text:style-name="T1"><text:tab/>† 16 avr. 1855 † 29 déc. 1832</text:span></text:p>
        <text:p text:style-name="P1"/>
        <text:p text:style-name="P1"/>
        <text:p text:style-name="P1"><text:span text:style-name="T2">Michel Hirlimann <text:s text:c="6"/>∞ <text:s text:c="4"/>Anne Marie Eck</text:span><text:note text:id="note11" text:note-class="footnote"><text:note-citation>12</text:note-citation><text:note-body>    <text:p><text:span text:style-name="T5"> </text:span><text:span text:style-name="T4">fille de George Eck, charron, né vers 1775 et feue Gertrude Duntz décédée à Rhinau le 1 mai 1825,</text:span></text:p>
</text:note-body></text:note><text:span text:style-name="T1"> </text:span></text:p>
        <text:p text:style-name="P1"><text:span text:style-name="T1">aacc <text:s text:c="24"/>15 nov. 1830</text:span></text:p>
        <text:p text:style-name="P1"><text:span text:style-name="T1">* 25 niv. XII (16 janv. 1804) <text:s text:c="4"/>* 12 janv. 1806</text:span></text:p>
        <text:p text:style-name="P1"><text:span text:style-name="T1">† 28 fév. 1862</text:span></text:p>
        <text:p text:style-name="P1"><text:span text:style-name="T1">Journalier</text:span></text:p>
        <text:p text:style-name="P1"/>
        <text:p text:style-name="P1"><text:span text:style-name="T2"><text:tab/><text:tab/><text:tab/><text:tab/>Marie-Anne Michel </text:span><text:span text:style-name="T1">François</text:span><text:span text:style-name="T2"><text:tab/> Joseph Thérèse</text:span><text:note text:id="note12" text:note-class="footnote"><text:note-citation>13</text:note-citation><text:note-body>    <text:p><text:span text:style-name="T5"> </text:span><text:span text:style-name="T7">épouse, à strasbourg, Georges Eugène Muess le 10 avril 1869,</text:span></text:p>
</text:note-body></text:note><text:span text:style-name="T2"> </text:span></text:p>
        <text:p text:style-name="P1"><text:span text:style-name="T1"><text:tab/><text:tab/><text:tab/><text:tab/><text:tab/><text:tab/><text:tab/> <text:s/>aacca aaccb <text:s text:c="3"/>aaccc aaccd</text:span></text:p>
        <text:p text:style-name="P1"><text:span text:style-name="T1"><text:tab/><text:tab/><text:tab/>* 14 avr. 1831 * 24 mars 1833 * 29 août 1835* 10 nov. 1836</text:span></text:p>
        <text:p text:style-name="P1"><text:span text:style-name="T1"><text:tab/><text:tab/><text:tab/><text:tab/><text:tab/> <text:s/>† 19 déc. 1877† 31 août 1835</text:span></text:p>
        <text:p text:style-name="P1"/>
        <text:p text:style-name="P1"><text:span text:style-name="T2"><text:tab/><text:tab/>Sébastien Ignace</text:span><text:note text:id="note13" text:note-class="footnote"><text:note-citation>14</text:note-citation><text:note-body>    <text:p><text:span text:style-name="T5"> </text:span><text:span text:style-name="T7">journalier, à l’appel de sa classe s’engage le 5 mai 1862 au 81 ème d’infanterie, rjoint son corps le 9 mai 1862, matricule 11 507,</text:span></text:p>
</text:note-body></text:note><text:span text:style-name="T2"><text:tab/><text:tab/><text:tab/><text:tab/> Elisabeth Elisabeth</text:span><text:note text:id="note14" text:note-class="footnote"><text:note-citation>15</text:note-citation><text:note-body>    <text:p><text:span text:style-name="T5"> </text:span><text:span text:style-name="T4">donne naissance à Joseph, de père inconnu, mort </text:span><text:span text:style-name="T7">le 20 août 1867, à Strasbourg,</text:span></text:p>
</text:note-body></text:note><text:span text:style-name="T1"> </text:span></text:p>
        <text:p text:style-name="P1"><text:span text:style-name="T1"><text:tab/><text:tab/><text:tab/><text:tab/><text:tab/><text:tab/><text:tab/><text:tab/><text:tab/>aacce <text:s/>aaccfaaccg <text:s/>aacch</text:span></text:p>
        <text:p text:style-name="P1"><text:span text:style-name="T1"><text:tab/><text:tab/><text:tab/><text:tab/><text:tab/>* 13 janv. 1839 * 4 juil. 1841* 5 nov. 1842 * 11 janv. 1844</text:span></text:p>
        <text:p text:style-name="P1"><text:span text:style-name="T8">† 22 sept 1874</text:span><text:note text:id="note15" text:note-class="footnote"><text:note-citation>16</text:note-citation><text:note-body>    <text:p><text:span text:style-name="T5"> </text:span><text:span text:style-name="T7">mort célibataire à Ensisheim, acte de décès à Strasbourg,</text:span></text:p>
</text:note-body></text:note><text:span text:style-name="T1"><text:tab/><text:tab/> † 1881 Schiltig† 11 nov. 1842</text:span></text:p>
        <text:p text:style-name="P1"/>
        <text:p text:style-name="P1"><text:span text:style-name="T2">Joséphine</text:span><text:note text:id="note16" text:note-class="footnote"><text:note-citation>17</text:note-citation><text:note-body>    <text:p><text:span text:style-name="T5"> </text:span><text:span text:style-name="T4">épouse Charles Cladi </text:span><text:span text:style-name="T7">le 17 novembre 1868, tanneur né à Barr le 14 juin 1840, fils de Jacques décédé à Barr le 27 août 1869, voiturier et Catherine Krumholtz.</text:span></text:p>
</text:note-body></text:note><text:span text:style-name="T1"> </text:span></text:p>
        <text:p text:style-name="P1"><text:span text:style-name="T1"> aacci </text:span></text:p>
        <text:p text:style-name="P1"><text:span text:style-name="T1">* 26 mars 1848 </text:span></text:p>
        <text:p text:style-name="P1"><text:span text:style-name="T1"> <text:s text:c="2"/></text:span></text:p>
        <text:p text:style-name="P1"/>
        <text:p text:style-name="P1"><text:span text:style-name="T2">Françoise Hirlimann ∞ Jean George Reibell</text:span></text:p>
        <text:p text:style-name="P1"><text:span text:style-name="T1">aacd <text:s text:c="16"/>8 février 1831</text:span></text:p>
        <text:p text:style-name="P1"><text:span text:style-name="T1">* 2 mars 1807 <text:s text:c="21"/>* 23 avr. 1800</text:span></text:p>
        <text:p text:style-name="P1"><text:span text:style-name="T1">† 10 mai 1868 <text:s text:c="21"/>journalier à Kogenheim</text:span></text:p>
        <text:p text:style-name="P1"><text:span text:style-name="T2">Marie Elisabeth ∞ François Joseph Ebersteiner</text:span></text:p>
        <text:p text:style-name="P1"><text:span text:style-name="T1">abfd <text:s text:c="13"/>20 nov. 1827</text:span></text:p>
        <text:p text:style-name="P1"><text:span text:style-name="T1">* 19 nov. 1806 <text:s text:c="10"/>* 8 juin 1801</text:span></text:p>
        <text:p text:style-name="P1"><text:span text:style-name="T1">† 10 sept. 1853</text:span></text:p>
        <text:p text:style-name="P1"><text:span text:style-name="T1">journalière</text:span></text:p>
        <text:p text:style-name="P1"/>
        <text:p text:style-name="P1"/>
        <text:p text:style-name="P1"><text:span text:style-name="T1">François </text:span><text:span text:style-name="T2">Joseph Hirlimann ∞ Elisabeth Walter</text:span><text:note text:id="note17" text:note-class="footnote"><text:note-citation>18</text:note-citation><text:note-body>    <text:p><text:span text:style-name="T5"> </text:span><text:span text:style-name="T4">fille de Joseph Walter, cultivateur, né vers 1791 et Elisabeth Trendel née vers 1794, de Rhinau,</text:span></text:p>
</text:note-body></text:note><text:span text:style-name="T1"> </text:span></text:p>
        <text:p text:style-name="P1"><text:span text:style-name="T1">abfe <text:s text:c="32"/>26 avr. 1837</text:span></text:p>
        <text:p text:style-name="P1"><text:span text:style-name="T1">* 23 nov. 1808 Rh. <text:s text:c="22"/>* 17 janv. 1816 Rh.</text:span></text:p>
        <text:p text:style-name="P1"><text:span text:style-name="T1">† 23 nov 1882</text:span></text:p>
        <text:p text:style-name="P1"><text:span text:style-name="T1">Journalier, batelier <text:s text:c="24"/>Laboureur</text:span></text:p>
        <text:p text:style-name="P1"/>
        <text:p text:style-name="P1"><text:span text:style-name="T2">Salèse</text:span><text:span text:style-name="T1"><text:tab/><text:tab/><text:tab/> François </text:span><text:span text:style-name="T2">Joseph</text:span><text:note text:id="note18" text:note-class="footnote"><text:note-citation>19</text:note-citation><text:note-body>    <text:p><text:span text:style-name="T5"> </text:span><text:span text:style-name="T4">épouse Marie Madelaine Schwaab née le 14 septembre 1845 à Rhinau,</text:span></text:p>
</text:note-body></text:note><text:span text:style-name="T1"><text:tab/> <text:s/></text:span><text:span text:style-name="T2">Michel</text:span><text:note text:id="note19" text:note-class="footnote"><text:note-citation>20</text:note-citation><text:note-body>    <text:p><text:span text:style-name="T5"> </text:span><text:span text:style-name="T4">épouse, le 28 Août 1871, Marie Régine Schwaab, née le 6 Septembre 1843 à Rhinau,</text:span></text:p>
</text:note-body></text:note><text:span text:style-name="T1"><text:tab/><text:tab/> </text:span><text:span text:style-name="T2">Paul</text:span><text:note text:id="note20" text:note-class="footnote"><text:note-citation>21</text:note-citation><text:note-body>    <text:p><text:span text:style-name="T5"> </text:span><text:span text:style-name="T9">marinier, tiré au sort est affecté au 16 ème d”artillerie ; dépôt d’instruction du 15 oct. 68 au 30 avril 1869, cheveux longs, 1,71 m, sourcils et yeux bruns, front et menton ronds, nez gros, bouche moyenne, visage oval, teint coloré,</text:span></text:p>
</text:note-body></text:note><text:span text:style-name="T2"> </text:span><text:span text:style-name="T1"> </text:span></text:p>
        <text:p text:style-name="P1"><text:span text:style-name="T1"><text:tab/><text:tab/><text:tab/><text:tab/><text:tab/><text:tab/><text:tab/><text:tab/> abfea <text:s text:c="2"/>abfeb abfec abfed</text:span></text:p>
        <text:p text:style-name="P1"><text:span text:style-name="T1"><text:tab/><text:tab/><text:tab/><text:tab/>* 4 août 1838 * 28 fév. 1841 * 13 janv. 1843* 12 juil. 1847</text:span></text:p>
        <text:p text:style-name="P1"><text:span text:style-name="T1"><text:tab/><text:tab/><text:tab/><text:tab/> † 6 avr 1903 Marinier <text:s/></text:span></text:p>
        <text:p text:style-name="P1"/>
        <text:p text:style-name="P1"><text:span text:style-name="T2"><text:tab/><text:tab/>Elisabeth Marie Madelaine</text:span></text:p>
        <text:p text:style-name="P1"><text:span text:style-name="T1"><text:tab/><text:tab/>abfee <text:s text:c="4"/>abfef <text:s/></text:span></text:p>
        <text:p text:style-name="P1"><text:span text:style-name="T1"><text:tab/>* 9 janv. 1852 * 24 fév. 1854 <text:s/></text:span></text:p>
        <text:p text:style-name="P1"/>
        <text:p text:style-name="P1"/>
        <text:p text:style-name="P1"><text:span text:style-name="T2">Fridolin Hirlimann ∞ Hélène Otzenberger</text:span></text:p>
        <text:p text:style-name="P1"><text:span text:style-name="T1">abff</text:span></text:p>
        <text:p text:style-name="P1"><text:span text:style-name="T1">* <text:s/>vers 1811 <text:s text:c="21"/>* <text:s/>vers 1819</text:span></text:p>
        <text:p text:style-name="P1"><text:span text:style-name="T1">† 14 Mai 1868</text:span></text:p>
        <text:p text:style-name="P1"><text:span text:style-name="T1">Cultivateur <text:s text:c="23"/>Cultivatrice</text:span></text:p>
        <text:p text:style-name="P1"/>
        <text:p text:style-name="P1"><text:span text:style-name="T1"><text:tab/>Mort-né, masc. </text:span><text:span text:style-name="T2">Caroline</text:span><text:note text:id="note21" text:note-class="footnote"><text:note-citation>22</text:note-citation><text:note-body>    <text:p><text:span text:style-name="T5"> </text:span><text:span text:style-name="T4">donne naissance à Philippine, de père inconnu, le 1er déc. 1875,</text:span></text:p>
</text:note-body></text:note><text:span text:style-name="T1"><text:tab/><text:tab/> <text:s/></text:span><text:span text:style-name="T2">Eugène</text:span></text:p>
        <text:p text:style-name="P1"><text:span text:style-name="T1"><text:tab/><text:tab/><text:tab/><text:tab/><text:tab/><text:tab/>abffa <text:s/>abffb</text:span></text:p>
        <text:p text:style-name="P1"><text:span text:style-name="T1"><text:tab/><text:tab/><text:tab/>9 févr. 1851 * 16 avr. 1854 * 18 sept. 1858</text:span></text:p>
        <text:p text:style-name="P1"/>
        <text:p text:style-name="P1"/>
        <text:p text:style-name="P1"><text:span text:style-name="T2">Salèse Hirlimann ∞ Marie Madelaine Mannhart</text:span><text:note text:id="note22" text:note-class="footnote"><text:note-citation>23</text:note-citation><text:note-body>    <text:p><text:span text:style-name="T5"> </text:span><text:span text:style-name="T4">fille d'Ignace Mannhart, tailleur d'habit, né vers 1787,</text:span></text:p>
</text:note-body></text:note><text:span text:style-name="T1"> abfi <text:s text:c="19"/>8 avr. 1845 <text:s text:c="7"/></text:span></text:p>
        <text:p text:style-name="P1"><text:span text:style-name="T1"><text:tab/>* 18 juin 1816  <text:s/>* 14 déc. 1822 <text:s text:c="7"/></text:span></text:p>
        <text:p text:style-name="P1"><text:span text:style-name="T1">journalier</text:span></text:p>
        <text:p text:style-name="P1"/>
        <text:p text:style-name="P1"><text:span text:style-name="T2">Rosalie</text:span><text:note text:id="note23" text:note-class="footnote"><text:note-citation>24</text:note-citation><text:note-body>    <text:p><text:span text:style-name="T5"> </text:span><text:span text:style-name="T4">épouse, le 16 Octobre 1871, François Xavier Kalt, chanvrier, né le 24 Mars 1843 à Rhinau,</text:span></text:p>
</text:note-body></text:note><text:span text:style-name="T1"><text:tab/><text:tab/> </text:span><text:span text:style-name="T2"><text:tab/><text:tab/>Sophie Aloïse</text:span><text:note text:id="note24" text:note-class="footnote"><text:note-citation>25</text:note-citation><text:note-body>    <text:p><text:span text:style-name="T5"> </text:span><text:span text:style-name="T9">journalier, tiré au sort, 1,71 m, cheveux courts, sourcils chatains, yeux bleus, front ouvert,nez petit, bouche grande, menton pointu,visage oval, teint frais.</text:span></text:p>
</text:note-body></text:note><text:span text:style-name="T2"><text:tab/><text:tab/><text:tab/> François Salèse</text:span></text:p>
        <text:p text:style-name="P1"><text:span text:style-name="T1"><text:tab/><text:tab/><text:tab/><text:tab/><text:tab/><text:tab/><text:tab/><text:tab/><text:tab/><text:tab/>abfia abfib abficabfid</text:span></text:p>
        <text:p text:style-name="P1"><text:span text:style-name="T1"><text:tab/><text:tab/><text:tab/>* 19 fév. 1846 * 11 janv. 1848 * 21 janv. 1849* 14 oct. 1850</text:span></text:p>
        <text:p text:style-name="P1"><text:span text:style-name="T1"><text:tab/><text:tab/><text:tab/><text:tab/><text:tab/><text:tab/><text:tab/> † 17 janv. 1848† 21 oct. 1850</text:span></text:p>
        <text:p text:style-name="P1"><text:span text:style-name="T2"><text:tab/><text:tab/><text:tab/><text:tab/><text:tab/><text:tab/><text:tab/>Marie Madelaine SophieThérèse François Salèse</text:span></text:p>
        <text:p text:style-name="P1"><text:span text:style-name="T1"><text:tab/><text:tab/><text:tab/><text:tab/><text:tab/><text:tab/><text:tab/><text:tab/><text:tab/> abfie abfifabfig <text:s text:c="3"/>abfih</text:span></text:p>
        <text:p text:style-name="P1"><text:span text:style-name="T1"><text:tab/><text:tab/><text:tab/><text:tab/>* 15 fév. 1852 * 25 janv. 1854* 21 déc. 1855 * 9 déc. 1857</text:span></text:p>
        <text:p text:style-name="P1"/>
        <text:p text:style-name="P1"/>
        <text:p text:style-name="P1"><text:span text:style-name="T2">Urbain Ignace</text:span></text:p>
        <text:p text:style-name="P1"><text:span text:style-name="T1">abfii</text:span></text:p>
        <text:p text:style-name="P1"><text:span text:style-name="T1">* 23 mai 1860</text:span></text:p>
        <text:p text:style-name="P1"/>
        <text:p text:style-name="P1"/>
        <text:p text:style-name="P1"><text:span text:style-name="T2">Marie Anne Hirlimann ∞ Joseph Helmel</text:span></text:p>
        <text:p text:style-name="P1"><text:span text:style-name="T1">abfj <text:s text:c="24"/>1 février 1845</text:span></text:p>
        <text:p text:style-name="P1"><text:span text:style-name="T1"><text:tab/>* 1er fév. 1818 <text:s text:c="19"/>* 28 janv 1816</text:span></text:p>
        <text:p text:style-name="P1"><text:span text:style-name="T1"><text:tab/><text:tab/><text:tab/><text:tab/> <text:s text:c="2"/>batelier</text:span></text:p>
        <text:p text:style-name="P1"/>
        <text:p text:style-name="P1"><text:span text:style-name="T2">Thérèse</text:span><text:span text:style-name="T1"> <text:s/>abfja</text:span></text:p>
        <text:p text:style-name="P1"><text:span text:style-name="T1">* 2 oct. 1837 </text:span></text:p>
        <text:p text:style-name="P1"/>
        <text:p text:style-name="P1"/>
        <text:p text:style-name="P1"><text:span text:style-name="T2">Anton Hirlimann <text:s/>∞</text:span><text:span text:style-name="T1"> <text:s/>1 </text:span><text:span text:style-name="T2">Maria Anna Maillard</text:span><text:note text:id="note25" text:note-class="footnote"><text:note-citation>26</text:note-citation><text:note-body>    <text:p><text:span text:style-name="T5"> </text:span><text:span text:style-name="T4">fille de François Joseph Maillard, maréchal ferrant, né vers 1786 et Marie Anne Biller née vers 1798,</text:span></text:p>
</text:note-body></text:note><text:span text:style-name="T1"> </text:span></text:p>
        <text:p text:style-name="P1"><text:span text:style-name="T1">aacac <text:s text:c="16"/>10 février 1851</text:span></text:p>
        <text:p text:style-name="P1"><text:span text:style-name="T1">* 22 déc. 1826 Rh. <text:s text:c="8"/>* 17 juil. 1825 Rh.</text:span></text:p>
        <text:p text:style-name="P1"><text:span text:style-name="T1"><text:tab/> <text:s text:c="3"/>† 8 août 1862</text:span></text:p>
        <text:p text:style-name="P1"><text:span text:style-name="T1">Batelier, cultivateur</text:span></text:p>
        <text:p text:style-name="P1"/>
        <text:p text:style-name="P1"><text:span text:style-name="T2">Ambroise</text:span><text:span text:style-name="T1"><text:tab/><text:tab/> </text:span><text:span text:style-name="T2">Marie</text:span><text:span text:style-name="T1"><text:tab/> (Josefine?) </text:span><text:span text:style-name="T2">Marie</text:span><text:span text:style-name="T1"><text:tab/><text:tab/><text:tab/>Mort né masc.</text:span><text:note text:id="note26" text:note-class="footnote"><text:note-citation>27</text:note-citation><text:note-body>    <text:p><text:span text:style-name="T5"> </text:span><text:span text:style-name="T4">probablement cause du décès de sa mère,</text:span></text:p>
</text:note-body></text:note><text:span text:style-name="T1"> </text:span></text:p>
        <text:p text:style-name="P1"><text:span text:style-name="T1"><text:tab/><text:tab/>aacaca aacacb aacacc</text:span></text:p>
        <text:p text:style-name="P1"><text:span text:style-name="T1"><text:tab/><text:tab/><text:tab/><text:tab/><text:tab/><text:tab/>* 6 déc. 1852 * 5 août 1856 * 26 juin 18582 Août 1862</text:span></text:p>
        <text:p text:style-name="P1"><text:span text:style-name="T1"><text:tab/><text:tab/> <text:s/>† 25 juin 1860</text:span></text:p>
        <text:p text:style-name="P1"/>
        <text:p text:style-name="P1"><text:span text:style-name="T2"><text:tab/><text:tab/> <text:s text:c="7"/>∞ <text:s/></text:span><text:span text:style-name="T1">2</text:span><text:span text:style-name="T2"> Paulina Ruder</text:span><text:note text:id="note27" text:note-class="footnote"><text:note-citation>28</text:note-citation><text:note-body>    <text:p><text:span text:style-name="T5"> </text:span><text:span text:style-name="T1">f</text:span><text:span text:style-name="T4">ille d'Augustin Ruder, gardien de vigne, né vers 1811 à Kappel am Rhein et Geneviève Klein née vers 1823</text:span></text:p>
</text:note-body></text:note><text:span text:style-name="T1"> </text:span></text:p>
        <text:p text:style-name="P1"><text:span text:style-name="T1"><text:tab/> <text:s text:c="22"/>14 octobre 1863 <text:s text:c="18"/></text:span></text:p>
        <text:p text:style-name="P1"><text:span text:style-name="T1"><text:tab/><text:tab/><text:tab/> <text:s text:c="4"/> <text:s text:c="7"/>* 31 juil. 1844 à Rust (Bade)</text:span></text:p>
        <text:p text:style-name="P1"/>
        <text:p text:style-name="P1"><text:span text:style-name="T2"><text:tab/><text:tab/><text:tab/><text:tab/><text:tab/><text:tab/>Antoine Auguste Marie AnneSophie</text:span></text:p>
        <text:p text:style-name="P1"><text:span text:style-name="T1"><text:tab/><text:tab/><text:tab/><text:tab/><text:tab/><text:tab/><text:tab/>aacacd <text:s/>aacace <text:s/>aacacfaacacg</text:span></text:p>
        <text:p text:style-name="P1"><text:span text:style-name="T1"><text:tab/><text:tab/><text:tab/><text:tab/><text:tab/>* 23 déc. 1863 * 8 fév. 1865 * 26 avr. 1866* 10 déc. 1868</text:span></text:p>
        <text:p text:style-name="P1"><text:span text:style-name="T1"><text:tab/><text:tab/><text:tab/> † 21 avr. 1865</text:span></text:p>
        <text:p text:style-name="P1"/>
        <text:p text:style-name="P1"><text:span text:style-name="T2"><text:tab/><text:tab/><text:tab/><text:tab/><text:tab/><text:tab/>Mathilde PaulineElisabeth Magdalena</text:span><text:note text:id="note28" text:note-class="footnote"><text:note-citation>29</text:note-citation><text:note-body>    <text:p><text:span text:style-name="T5"> </text:span><text:span text:style-name="T4">épouse Joseph Camus, à Strasbourg le 28 mai 1926.</text:span></text:p>
</text:note-body></text:note><text:span text:style-name="T1"> </text:span></text:p>
        <text:p text:style-name="P1"><text:span text:style-name="T1"><text:tab/><text:tab/><text:tab/><text:tab/><text:tab/><text:tab/><text:tab/>aacach aacaciaacacj <text:s text:c="2"/>aacack</text:span></text:p>
        <text:p text:style-name="P1"><text:span text:style-name="T1"><text:tab/><text:tab/><text:tab/><text:tab/><text:tab/>* 21 fév. 1871 * 3 mars 1873* 5 juil. 1874 * 17 fév. 1877</text:span></text:p>
        <text:p text:style-name="P1"><text:span text:style-name="T1"><text:tab/><text:tab/><text:tab/>† 17 août 1873</text:span></text:p>
        <text:p text:style-name="P1"/>
        <text:p text:style-name="P1"/>
        <text:p text:style-name="P1"><text:span text:style-name="T2">Michel Hirlimann <text:s/>∞ <text:s/>Victoire Pfeffer</text:span><text:note text:id="note29" text:note-class="footnote"><text:note-citation>30</text:note-citation><text:note-body>    <text:p><text:span text:style-name="T5"> </text:span><text:span text:style-name="T4">fille de Caspar Pfeffer, journalier, décédé à Rust et Catherine Vogel née vers 1808 à Rust,</text:span></text:p>
</text:note-body></text:note><text:span text:style-name="T1"> </text:span></text:p>
        <text:p text:style-name="P1"><text:span text:style-name="T1">aaccb <text:s text:c="17"/></text:span><text:span text:style-name="T8">10 mai 1869</text:span></text:p>
        <text:p text:style-name="P1"><text:span text:style-name="T1">* 24 mars 1833 Rh. <text:s text:c="9"/>* </text:span><text:span text:style-name="T8">20 déc 1837, Rust</text:span></text:p>
        <text:p text:style-name="P1"><text:span text:style-name="T1">† 19 déc 1877</text:span></text:p>
        <text:p text:style-name="P1"><text:span text:style-name="T1">Journalier</text:span></text:p>
        <text:p text:style-name="P1"/>
        <text:p text:style-name="P2"><text:span text:style-name="T2"><text:tab/><text:tab/><text:tab/><text:tab/><text:tab/><text:tab/><text:tab/>Joséphine Raphael MariaMichael</text:span></text:p>
        <text:p text:style-name="P1"><text:span text:style-name="T1"><text:tab/><text:tab/><text:tab/><text:tab/><text:tab/><text:tab/><text:tab/> aaccba <text:s/>aaccbb aaccbcaaccbd</text:span></text:p>
        <text:p text:style-name="P1"><text:span text:style-name="T1"><text:tab/><text:tab/><text:tab/><text:tab/>* 14 déc. 1870 * 24 oct. 1872 * 28 juil 1874* 19 déc 1877</text:span></text:p>
        <text:p text:style-name="P1"><text:span text:style-name="T1"><text:tab/><text:tab/><text:tab/> † 22 sept 1873</text:span></text:p>
        <text:p text:style-name="P1"/>
        <text:p text:style-name="P1"/>
        <text:p text:style-name="P1"><text:span text:style-name="T2">Ignace Hirlimann ∞ Margareth Klein </text:span></text:p>
        <text:p text:style-name="P1"><text:span text:style-name="T1"> aaccf <text:s/></text:span></text:p>
        <text:p text:style-name="P1"><text:span text:style-name="T1">* 4 juil. 1841 <text:s/></text:span></text:p>
        <text:p text:style-name="P1"><text:span text:style-name="T1">journalier</text:span></text:p>
        <text:p text:style-name="P1"/>
        <text:p text:style-name="P1"/>
        <text:p text:style-name="P1"><text:span text:style-name="T2">Elisabeth Hirlimann ∞ inconnu</text:span></text:p>
        <text:p text:style-name="P1"><text:span text:style-name="T1">aacch</text:span></text:p>
        <text:p text:style-name="P1"><text:span text:style-name="T1">* 11 janv. 1844</text:span></text:p>
        <text:p text:style-name="P1"/>
        <text:p text:style-name="P1"><text:span text:style-name="T2">Joseph</text:span></text:p>
        <text:p text:style-name="P1"><text:span text:style-name="T1">* 11 janv. 1865</text:span></text:p>
        <text:p text:style-name="P1"><text:span text:style-name="T1">† 17 janv. 1865</text:span></text:p>
        <text:p text:style-name="P1"/>
        <text:p text:style-name="P1"/>
        <text:p text:style-name="P1"><text:span text:style-name="T2">Joséphine Hirlimann ∞ Charles Cladi</text:span><text:note text:id="note30" text:note-class="footnote"><text:note-citation>31</text:note-citation><text:note-body>    <text:p><text:span text:style-name="T5"> </text:span><text:span text:style-name="T4">fils de Jacques Cladi, vigneron décédé au mariage,né à Barr et de Catherine Krumholtz née vers 1803,</text:span></text:p>
</text:note-body></text:note><text:span text:style-name="T1"> </text:span></text:p>
        <text:p text:style-name="P1"><text:span text:style-name="T1">aacci <text:s text:c="27"/>fin 1868</text:span></text:p>
        <text:p text:style-name="P1"><text:span text:style-name="T1">* 26 Mars 1848</text:span></text:p>
        <text:p text:style-name="P1"/>
        <text:p text:style-name="P1"><text:span text:style-name="T10"> </text:span></text:p>
        <text:p text:style-name="P1"><text:span text:style-name="T1">Fançois </text:span><text:span text:style-name="T2">Sales Hirlimann ∞ 1. Maria Magdalena Konn</text:span><text:note text:id="note31" text:note-class="footnote"><text:note-citation>32</text:note-citation><text:note-body>    <text:p><text:span text:style-name="T5"> </text:span><text:span text:style-name="T4">père : Konn Theobald forgeron à Rhinau dcd à Rhinau le 22 février 1874, mère : Marie Elisabeth Naegert née vers 1806,</text:span></text:p>
</text:note-body></text:note><text:span text:style-name="T1"> </text:span></text:p>
        <text:p text:style-name="P1"><text:span text:style-name="T1">abfih <text:s text:c="28"/>15 juin 1874</text:span></text:p>
        <text:p text:style-name="P1"><text:span text:style-name="T1"><text:tab/><text:tab/>* 4 août 1838 <text:s text:c="21"/>* 31 juillet 1838</text:span></text:p>
        <text:p text:style-name="P1"><text:span text:style-name="T1"><text:tab/><text:tab/><text:tab/><text:tab/> <text:s text:c="3"/> <text:s text:c="15"/>† 24 mars 1878</text:span></text:p>
        <text:p text:style-name="P1"><text:span text:style-name="T1">Cultivateur</text:span></text:p>
        <text:p text:style-name="P1"/>
        <text:p text:style-name="P1"><text:span text:style-name="T1"><text:tab/><text:tab/>Mort-né fém Mort-né masc</text:span></text:p>
        <text:p text:style-name="P1"><text:span text:style-name="T1"><text:tab/><text:tab/>22 mars 1876 23 mars 1878</text:span></text:p>
        <text:p text:style-name="P1"/>
        <text:p text:style-name="P1"><text:span text:style-name="T1"><text:tab/><text:tab/><text:tab/> <text:s text:c="2"/> <text:s text:c="6"/> <text:s text:c="4"/></text:span><text:span text:style-name="T2">∞ 2. Magdalena Raub</text:span><text:note text:id="note32" text:note-class="footnote"><text:note-citation>33</text:note-citation><text:note-body>    <text:p><text:span text:style-name="T5"> </text:span><text:span text:style-name="T4">père : Georg Anton Raub cultivateur, décédé au moment du mariage, mère : Franziska Oberlé,</text:span></text:p>
</text:note-body></text:note><text:span text:style-name="T1"><text:tab/><text:tab/> <text:s text:c="36"/> <text:s text:c="17"/></text:span></text:p>
        <text:p text:style-name="P3"><text:span text:style-name="T1">22 mai 1878 <text:s text:c="3"/>* 28 mai 1849</text:span></text:p>
        <text:p text:style-name="P1"><text:span text:style-name="T1"><text:tab/><text:tab/></text:span></text:p>
        <text:p text:style-name="P1"><text:span text:style-name="T2">Philipp Josef</text:span><text:note text:id="note33" text:note-class="footnote"><text:note-citation>34</text:note-citation><text:note-body>    <text:p><text:span text:style-name="T5"> </text:span><text:span text:style-name="T4">épouse, à Rhinau, Marie Wimmer le 18 mai 1920.</text:span></text:p>
</text:note-body></text:note><text:span text:style-name="T1"> </text:span></text:p>
        <text:p text:style-name="P1"><text:span text:style-name="T1">abfiha</text:span></text:p>
        <text:p text:style-name="P1"><text:span text:style-name="T1">* 4 juin 1879</text:span></text:p>
        <text:p text:style-name="P1"><text:span text:style-name="T1">† 10 déc 1959</text:span></text:p>
        <text:p text:style-name="P1"><text:span text:style-name="T2">François Joseph Hirlimann ∞ Maria Magdalena Schwaab</text:span><text:note text:id="note34" text:note-class="footnote"><text:note-citation>35</text:note-citation><text:note-body>    <text:p><text:span text:style-name="T5"> </text:span><text:span text:style-name="T4">père : Franz Anton Schwaab tisserant décédé le 13 nov 1872 à Rhinau, mère : Maria Ursula Biller née vers 1818,</text:span></text:p>
</text:note-body></text:note><text:span text:style-name="T1"> </text:span></text:p>
        <text:p text:style-name="P1"><text:span text:style-name="T1">abfeb <text:s text:c="31"/>6 fév 1875</text:span></text:p>
        <text:p text:style-name="P1"><text:span text:style-name="T1">* 28 fév 1841 <text:s text:c="34"/>* 10 sept 1845</text:span></text:p>
        <text:p text:style-name="P1"><text:span text:style-name="T1">† 4 mai 1881</text:span></text:p>
        <text:p text:style-name="P1"><text:span text:style-name="T1"><text:tab/><text:tab/><text:tab/>batelier <text:s text:c="6"/> <text:s text:c="20"/>couturière</text:span></text:p>
        <text:p text:style-name="P1"/>
        <text:p text:style-name="P1"><text:span text:style-name="T2"><text:tab/><text:tab/><text:tab/><text:tab/>Josephina Ludwig Franz Joseph</text:span><text:note text:id="note35" text:note-class="footnote"><text:note-citation>36</text:note-citation><text:note-body>    <text:p><text:span text:style-name="T5"> </text:span><text:span text:style-name="T4">épouse Thérèse Wimmer à Rhinau le 13 avril 1920,</text:span></text:p>
</text:note-body></text:note><text:span text:style-name="T1"> </text:span></text:p>
        <text:p text:style-name="P1"><text:span text:style-name="T1"><text:tab/><text:tab/><text:tab/><text:tab/> abfeba abfebb <text:s text:c="2"/>abfebc</text:span></text:p>
        <text:p text:style-name="P1"><text:span text:style-name="T1"><text:tab/><text:tab/><text:tab/>* 28 nov 1875 * 7 déc 1877 * 4 mai 1881</text:span></text:p>
        <text:p text:style-name="P1"><text:span text:style-name="T1"><text:tab/><text:tab/><text:tab/><text:tab/> † 16 juil. 1930 † 28 déc 1957 Rh</text:span></text:p>
        <text:p text:style-name="P1"/>
        <text:p text:style-name="P1"><text:span text:style-name="T2">Michael Hirlimann ∞ 1. Marie Regine Schwaab</text:span><text:note text:id="note36" text:note-class="footnote"><text:note-citation>37</text:note-citation><text:note-body>    <text:p><text:span text:style-name="T5"> </text:span><text:span text:style-name="T4">père : François Antoine Schwaab tisserant, mère : Marie Ursule Biller,</text:span></text:p>
</text:note-body></text:note><text:span text:style-name="T1"> </text:span></text:p>
        <text:p text:style-name="P1"><text:span text:style-name="T1">abfec <text:s text:c="17"/>28 Août 1871</text:span></text:p>
        <text:p text:style-name="P1"><text:span text:style-name="T1">* 13 janv. 1843 <text:s text:c="21"/>* 6 sept. 1843 à Rh.</text:span></text:p>
        <text:p text:style-name="P1"><text:span text:style-name="T1"><text:tab/><text:tab/><text:tab/><text:tab/> <text:s text:c="6"/> <text:s text:c="10"/>† 10 nov. 1879</text:span></text:p>
        <text:p text:style-name="P1"><text:span text:style-name="T1">batelier, pêcheur</text:span></text:p>
        <text:p text:style-name="P1"/>
        <text:p text:style-name="P1"><text:span text:style-name="T2">Charles</text:span><text:note text:id="note37" text:note-class="footnote"><text:note-citation>38</text:note-citation><text:note-body>    <text:p><text:span text:style-name="T5"> </text:span><text:span text:style-name="T4">enfant reconnu au mariage des parents,</text:span></text:p>
</text:note-body></text:note><text:span text:style-name="T1"><text:tab/><text:tab/> <text:s text:c="2"/></text:span><text:span text:style-name="T2"><text:tab/><text:tab/><text:tab/><text:tab/><text:tab/>Maria Anna EmilPhilomena</text:span></text:p>
        <text:p text:style-name="P1"><text:span text:style-name="T1"><text:tab/><text:tab/><text:tab/><text:tab/><text:tab/><text:tab/><text:tab/><text:tab/> abfeca <text:s text:c="3"/>abfecb abfeccabfecd</text:span></text:p>
        <text:p text:style-name="P1"><text:span text:style-name="T1"><text:tab/><text:tab/><text:tab/><text:tab/><text:tab/>* 7 juin 1869 * 13 août 1872 * 6 avril 1874* 2 janv. 1876</text:span></text:p>
        <text:p text:style-name="P1"><text:span text:style-name="T1"><text:tab/><text:tab/><text:tab/><text:tab/><text:tab/><text:tab/><text:tab/><text:tab/>† <text:s/>7août 1873† 7 juin 1949 Erstein</text:span></text:p>
        <text:p text:style-name="P1"/>
        <text:p text:style-name="P1"><text:span text:style-name="T2"><text:tab/><text:tab/>Alphons Thérése</text:span></text:p>
        <text:p text:style-name="P1"><text:span text:style-name="T1"><text:tab/><text:tab/>abfece <text:s/>abfecf</text:span></text:p>
        <text:p text:style-name="P1"><text:span text:style-name="T1"><text:tab/>* 5 janv. 1878 * 1 nov. 1879</text:span></text:p>
        <text:p text:style-name="P1"><text:span text:style-name="T1"><text:tab/><text:tab/><text:tab/>† 30 déc. 1879</text:span></text:p>
        <text:p text:style-name="P1"/>
        <text:p text:style-name="P1"><text:span text:style-name="T1"><text:tab/><text:tab/><text:tab/> <text:s text:c="2"/></text:span><text:span text:style-name="T2">∞ 2. Katharina Hüttenschmitt</text:span><text:note text:id="note38" text:note-class="footnote"><text:note-citation>39</text:note-citation><text:note-body>    <text:p><text:span text:style-name="T5"> </text:span><text:span text:style-name="T4">père : Anton Hüttenschmitt, journalier décédé ; mère : Anne Marie Meyer tous deux de Diebolsheim,</text:span></text:p>
</text:note-body></text:note><text:span text:style-name="T1"> </text:span></text:p>
        <text:p text:style-name="P1"><text:span text:style-name="T1"><text:tab/><text:tab/> 29 avril 1880</text:span></text:p>
        <text:p text:style-name="P1"><text:span text:style-name="T1"><text:tab/><text:tab/><text:tab/><text:tab/> <text:s text:c="6"/> <text:s text:c="9"/>* 17 juil 1837 Diebolsheim</text:span></text:p>
        <text:p text:style-name="P1"><text:span text:style-name="T1"><text:tab/><text:tab/><text:tab/><text:tab/> <text:s text:c="7"/> <text:s text:c="9"/>couturière</text:span></text:p>
        <text:p text:style-name="P1"/>
        <text:p text:style-name="P1"/>
        <text:p text:style-name="P1"><text:span text:style-name="T2">Paul Hirlimann ∞ Magdalena Probst</text:span><text:note text:id="note39" text:note-class="footnote"><text:note-citation>40</text:note-citation><text:note-body>    <text:p><text:span text:style-name="T5"> </text:span><text:span text:style-name="T4">fille de Franz Aloys Probst, cultivateur, batelier, dcd au mariage de sa fille et de Magdalena Wimmer décédé 28 avril 1856. Grands-parents paternels : Franz Probst journalier dcd le 4 janvier 1872 et Helena Siegel le 13 mars 1828. Grands-parents maternels : Franz Joseph Wimmer pêcheur dcd le 14 août 1852 et Magdalena Zeh dcd le 9 décembre 1843.</text:span></text:p>
</text:note-body></text:note><text:span text:style-name="T1"><text:tab/> abfed <text:s text:c="10"/>14 févr 1874 <text:s text:c="2"/></text:span></text:p>
        <text:p text:style-name="P1"><text:span text:style-name="T1"><text:tab/>* 12 juil 1847 <text:s text:c="7"/>* 20 oct. 1850</text:span></text:p>
        <text:p text:style-name="P1"><text:span text:style-name="T1">batelier</text:span></text:p>
        <text:p text:style-name="P1"/>
        <text:p text:style-name="P1"><text:span text:style-name="T2"><text:tab/><text:tab/><text:tab/>Maria Paul </text:span><text:span text:style-name="T1">(Anton) </text:span><text:span text:style-name="T2"><text:tab/><text:tab/>Eduard</text:span></text:p>
        <text:p text:style-name="P1"><text:span text:style-name="T1"><text:tab/><text:tab/><text:tab/><text:tab/>abfeda <text:s text:c="2"/>abfedb abfedc</text:span></text:p>
        <text:p text:style-name="P1"><text:span text:style-name="T1"><text:tab/><text:tab/>* 14 févr. 1875 * 25 juil. 1876 * 16 août 1880</text:span></text:p>
        <text:p text:style-name="P1"><text:span text:style-name="T1"><text:tab/><text:tab/><text:tab/><text:tab/> † 7 janv. 1877 † 28 févr. 1881</text:span></text:p>
        <text:p text:style-name="P1"/>
        <text:p text:style-name="P1"><text:span text:style-name="T1"> </text:span><text:span text:style-name="T2">Elisabeth Hirlimann ∞ Johann Altvatter</text:span></text:p>
        <text:p text:style-name="P1"><text:span text:style-name="T1">abfee <text:s text:c="13"/>13 janvier 1875 ?</text:span></text:p>
        <text:p text:style-name="P1"><text:span text:style-name="T1">* 9 janvier 1852</text:span></text:p>
        <text:p text:style-name="P1"/>
        <text:p text:style-name="P1"><text:span text:style-name="T2">Johann Alphons</text:span><text:note text:id="note40" text:note-class="footnote"><text:note-citation>41</text:note-citation><text:note-body>    <text:p><text:span text:style-name="T5"> </text:span><text:span text:style-name="T4">enfant reconnu en 1875 au mariage de ses parents,</text:span></text:p>
</text:note-body></text:note><text:span text:style-name="T1"> </text:span></text:p>
        <text:p text:style-name="P1"><text:span text:style-name="T1">abfeea</text:span></text:p>
        <text:p text:style-name="P1"><text:span text:style-name="T1">* 22 mars 1872</text:span></text:p>
        <text:p text:style-name="P1"/>
        <text:p text:style-name="P1"/>
        <text:p text:style-name="P1"><text:span text:style-name="T2">Maria Magdalena Hirlimann ∞ Joseph Jehl</text:span><text:note text:id="note41" text:note-class="footnote"><text:note-citation>42</text:note-citation><text:note-body>    <text:p><text:span text:style-name="T5"> </text:span><text:span text:style-name="T4">père Johann Georg Jehl, cultivateur décédé, mère Maria Anna Metzger,</text:span></text:p>
</text:note-body></text:note><text:span text:style-name="T1"> </text:span></text:p>
        <text:p text:style-name="P1"><text:span text:style-name="T1"><text:tab/><text:tab/><text:tab/><text:tab/>abfef  <text:s text:c="8"/>29 nov 1876</text:span></text:p>
        <text:p text:style-name="P1"><text:span text:style-name="T1"><text:tab/>* 24 fév 1854 <text:s text:c="11"/> <text:s text:c="21"/>* 8 mars 1851</text:span></text:p>
        <text:p text:style-name="P1"><text:span text:style-name="T1"><text:tab/><text:tab/><text:tab/> <text:s text:c="11"/> <text:s text:c="21"/>pêcheur</text:span></text:p>
        <text:p text:style-name="P1"/>
        <text:p text:style-name="P1"><text:span text:style-name="T2">Karoline Hirlimann </text:span><text:span text:style-name="T1">∞ inconnu</text:span></text:p>
        <text:p text:style-name="P1"><text:span text:style-name="T1">abffa</text:span></text:p>
        <text:p text:style-name="P1"><text:span text:style-name="T1">* 16 avril 1854</text:span></text:p>
        <text:p text:style-name="P1"/>
        <text:p text:style-name="P1"><text:span text:style-name="T2">Philippine</text:span><text:span text:style-name="T1"> </text:span></text:p>
        <text:p text:style-name="P1"><text:span text:style-name="T1"> abffaa</text:span></text:p>
        <text:p text:style-name="P1"><text:span text:style-name="T1">* 1er déc. 1875</text:span></text:p>
        <text:p text:style-name="P1"/>
        <text:p text:style-name="P1"/>
        <text:p text:style-name="P1"><text:span text:style-name="T2">Rosalie Hirlimann ∞ François Xavier Kalt</text:span><text:note text:id="note42" text:note-class="footnote"><text:note-citation>43</text:note-citation><text:note-body>    <text:p><text:span text:style-name="T5"> </text:span><text:span text:style-name="T4">fils de François Xavier Kalt, tisserant, dcd le 11 mars 1853 et de Marie Anne Boss née vers 1802,</text:span></text:p>
</text:note-body></text:note><text:span text:style-name="T1"> </text:span></text:p>
        <text:p text:style-name="P1"><text:span text:style-name="T1">abfia <text:s text:c="17"/>16 octobre 1871</text:span></text:p>
        <text:p text:style-name="P1"><text:span text:style-name="T1"><text:tab/>* 19 fév. 1846 <text:s/> <text:s text:c="3"/>* 24 mars 1843</text:span></text:p>
        <text:p text:style-name="P1"/>
        <text:p text:style-name="P1"/>
        <text:p text:style-name="P1"><text:span text:style-name="T2">Maria Magdalena Hirlimann ∞ 1. Alois Weller</text:span><text:note text:id="note43" text:note-class="footnote"><text:note-citation>44</text:note-citation><text:note-body>    <text:p><text:span text:style-name="T5"> </text:span><text:span text:style-name="T4">père : Michel Weller platrier, Hélène Seeghan tous deux décédés,</text:span></text:p>
</text:note-body></text:note><text:span text:style-name="T1"> </text:span></text:p>
        <text:p text:style-name="P1"><text:span text:style-name="T1"><text:tab/><text:tab/><text:tab/>  <text:s text:c="5"/>22 février 1876 <text:s/></text:span></text:p>
        <text:p text:style-name="P1"><text:span text:style-name="T1"><text:tab/>* 15 fév 1852 <text:s text:c="11"/> <text:s text:c="26"/>* 17 juil 1847</text:span></text:p>
        <text:p text:style-name="P1"><text:span text:style-name="T1"><text:tab/><text:tab/><text:tab/> <text:s text:c="12"/> <text:s text:c="21"/> <text:s text:c="6"/>maçon</text:span></text:p>
        <text:p text:style-name="P1"><text:span text:style-name="T1"><text:tab/><text:tab/><text:tab/> <text:s text:c="8"/> <text:s text:c="16"/> <text:s text:c="2"/></text:span><text:span text:style-name="T2">∞ 2. Markus Ruder</text:span><text:note text:id="note44" text:note-class="footnote"><text:note-citation>45</text:note-citation><text:note-body>    <text:p><text:span text:style-name="T5"> </text:span><text:span text:style-name="T4">père : Augustin Ruder, gardien de digue, décédé à Rhinau ; mère : Genovesa Klein,</text:span></text:p>
</text:note-body></text:note><text:span text:style-name="T1"> </text:span></text:p>
        <text:p text:style-name="P1"><text:span text:style-name="T1"><text:tab/><text:tab/> <text:s text:c="43"/>18 janv. 1882</text:span></text:p>
        <text:p text:style-name="P1"><text:span text:style-name="T1"><text:tab/><text:tab/> <text:s text:c="11"/> <text:s text:c="26"/>* 22 avr 1853 (Kappel/Rhein)</text:span></text:p>
        <text:p text:style-name="P1"><text:span text:style-name="T1"><text:tab/><text:tab/> <text:s text:c="22"/> <text:s text:c="27"/>journalier</text:span></text:p>
        <text:p text:style-name="P1"/>
        <text:p text:style-name="P1"/>
        <text:p text:style-name="P1"><text:span text:style-name="T2">Jean Hirlimann</text:span><text:note text:id="note45" text:note-class="footnote"><text:note-citation>46</text:note-citation><text:note-body>    <text:p><text:span text:style-name="T5"> </text:span><text:span text:style-name="T4">fils de François Joseph et Maria Anna Kretz de Rhinau.</text:span></text:p>
</text:note-body></text:note><text:span text:style-name="T2"> <text:s/>∞ Thérèse Loefter</text:span></text:p>
        <text:p text:style-name="P1"/>
        <text:p text:style-name="P1"><text:span text:style-name="T1">* vers 1833 <text:s text:c="15"/>* vers 1831</text:span></text:p>
        <text:p text:style-name="P1"><text:span text:style-name="T1">Préposé aux douannes à Bindernheim</text:span></text:p>
        <text:p text:style-name="P1"/>
        <text:p text:style-name="P1"><text:span text:style-name="T2">Eugène</text:span></text:p>
        <text:p text:style-name="P1"><text:span text:style-name="T1">* 4 Août 1857</text:span></text:p>
        <text:p text:style-name="P1"/>
        <text:p text:style-name="P1"/>
        <text:p text:style-name="P1"/>
        <text:p text:style-name="P1"/>
        <text:p text:style-name="P1"><text:span text:style-name="T2">Alois Hirlimann ∞ Elise Luise Warth</text:span></text:p>
        <text:p text:style-name="P1"><text:span text:style-name="T1"> <text:s text:c="7"/>?</text:span></text:p>
        <text:p text:style-name="P1"><text:span text:style-name="T1">cultivateur</text:span></text:p>
        <text:p text:style-name="P1"/>
        <text:p text:style-name="P2"><text:span text:style-name="T2"><text:tab/><text:tab/><text:tab/><text:tab/>August Theophil <text:s/>Maria Luisa</text:span></text:p>
        <text:p text:style-name="P1"><text:span text:style-name="T1"><text:tab/><text:tab/><text:tab/>* 17 août 1879 * 5 oct. 1880 * <text:s/>nov. 1881</text:span></text:p>
        <text:p text:style-name="P1"><text:span text:style-name="T1"><text:tab/><text:tab/><text:tab/><text:tab/> † 12 nov. 1880 † 9 déc. 1881</text:span></text:p>
        <text:p text:style-name="P1"/>
        <text:p text:style-name="P1"/>
        <text:p text:style-name="P1"><text:span text:style-name="T2">Ambros Hirlimann ∞ Theresia Hoffmann</text:span><text:note text:id="note46" text:note-class="footnote"><text:note-citation>47</text:note-citation><text:note-body>    <text:p><text:span text:style-name="T5"> </text:span><text:span text:style-name="T4">soeur de Victoria Hoffmann, née le 11 janvier 1846 à Rhinau, fille de Ulrich Hoffmann et de Barbe Metzger,</text:span></text:p>
</text:note-body></text:note><text:span text:style-name="T1"> </text:span></text:p>
        <text:p text:style-name="P1"><text:span text:style-name="T1">aacaca <text:s text:c="15"/>14 nov. 1877</text:span></text:p>
        <text:p text:style-name="P1"><text:span text:style-name="T1">* 6 déc. 1852</text:span></text:p>
        <text:p text:style-name="P1"><text:span text:style-name="T1">journalier, cultivateur</text:span></text:p>
        <text:p text:style-name="P1"/>
        <text:p text:style-name="P1"><text:span text:style-name="T2"><text:tab/><text:tab/><text:tab/><text:tab/><text:tab/><text:tab/><text:tab/><text:tab/>Johann Josef JosephAnton</text:span></text:p>
        <text:p text:style-name="P1"><text:span text:style-name="T1"><text:tab/><text:tab/><text:tab/><text:tab/><text:tab/><text:tab/>aacacaa aacacabaacacacaacacad</text:span></text:p>
        <text:p text:style-name="P1"><text:span text:style-name="T1"><text:tab/><text:tab/><text:tab/><text:tab/>* 25 mars 1878 * 19 août 1879 * 7 janv 1881* 7 août 1882</text:span></text:p>
        <text:p text:style-name="P1"><text:span text:style-name="T1"><text:tab/><text:tab/><text:tab/><text:tab/><text:tab/><text:tab/> † 8 nov. 1880 † 18 nov 1955, P. 15† 13 mai 1970, Rh.</text:span></text:p>
        <text:p text:style-name="P1"/>
        <text:p text:style-name="P1"><text:span text:style-name="T2">Sophie</text:span><text:bookmark-start text:name="_Ref458955021"/><text:bookmark-end text:name="_Ref458955021"/><text:note text:id="note47" text:note-class="footnote"><text:note-citation>48</text:note-citation><text:note-body>    <text:p><text:span text:style-name="T5"> </text:span><text:span text:style-name="T4">information obtenue par le premier questionnaire,</text:span></text:p>
</text:note-body></text:note><text:span text:style-name="T1"> </text:span></text:p>
        <text:p text:style-name="P1"><text:span text:style-name="T1">aacacae</text:span></text:p>
        <text:p text:style-name="P1"><text:span text:style-name="T1">* 1884</text:span></text:p>
        <text:p text:style-name="P1"><text:span text:style-name="T1">† 1959</text:span></text:p>
        <text:p text:style-name="P1"/>
        <text:p text:style-name="P1"/>
        <text:p text:style-name="P1"><text:span text:style-name="T2">Josefine Hirlimann ∞ Carl Hocke</text:span><text:note text:id="note48" text:note-class="footnote"><text:note-citation>49</text:note-citation><text:note-body>    <text:p><text:span text:style-name="T5"> </text:span><text:span text:style-name="T4">père : Johann Hocke, gendarme décédé, mère : Helena Buchale de Schiltigheim.</text:span></text:p>
</text:note-body></text:note><text:span text:style-name="T1"> </text:span></text:p>
        <text:p text:style-name="P1"><text:span text:style-name="T1"> <text:s text:c="26"/>14 juin 1877</text:span></text:p>
        <text:p text:style-name="P1"><text:span text:style-name="T1">* 5 août 1877 <text:s text:c="19"/>* 28 sept 1849 (Neisse)</text:span></text:p>
        <text:p text:style-name="P1"/>
        <text:p text:style-name="P1"><text:span text:style-name="T1"> <text:s/>agent de bureau aux Chemins de Fer, Saarbrück</text:span></text:p>
        <text:p text:style-name="P1"/>
        <text:p text:style-name="P1"/>
        <text:p text:style-name="P1"><text:span text:style-name="T2">Magdelena Hirlimann <text:s/>∞ <text:s/>Joseph Camus</text:span></text:p>
        <text:p text:style-name="P1"><text:span text:style-name="T1">aacack <text:s text:c="19"/>28 mai 1926 à Str.</text:span></text:p>
        <text:p text:style-name="P1"><text:span text:style-name="T1">* 17 février 1877</text:span></text:p>
        <text:p text:style-name="P1"/>
        <text:p text:style-name="P1"/>
        <text:p text:style-name="P1"><text:span text:style-name="T2">Philipp Joseph Hirlimann ∞ Marie Wimmer</text:span></text:p>
        <text:p text:style-name="P1"><text:span text:style-name="T1">abfiha <text:s text:c="29"/>18 mai 1920</text:span></text:p>
        <text:p text:style-name="P1"><text:span text:style-name="T1"><text:tab/>* 4 juin 1879 <text:s text:c="9"/>* 24 mai 1889 Rh.</text:span></text:p>
        <text:p text:style-name="P1"><text:span text:style-name="T1"><text:tab/>† 10 déc 1959 <text:s text:c="9"/>† 20 janv. 1974</text:span></text:p>
        <text:p text:style-name="P1"/>
        <text:p text:style-name="P1"><text:span text:style-name="T2">Paul</text:span></text:p>
        <text:p text:style-name="P1"><text:span text:style-name="T1">abfihaa</text:span></text:p>
        <text:p text:style-name="P1"><text:span text:style-name="T1">* 1921</text:span></text:p>
        <text:p text:style-name="P1"><text:span text:style-name="T1">marié</text:span></text:p>
        <text:p text:style-name="P1"/>
        <text:p text:style-name="P1"/>
        <text:p text:style-name="P1"><text:span text:style-name="T2">Ludwig Hirlimann <text:s text:c="2"/>∞ <text:s text:c="3"/>Emilie Eck</text:span></text:p>
        <text:p text:style-name="P1"><text:span text:style-name="T1">abfebb <text:s text:c="17"/>21 janv. 1919</text:span></text:p>
        <text:p text:style-name="P1"><text:span text:style-name="T1"><text:tab/><text:tab/>* 7 déc. 1877 Rh. <text:s text:c="5"/>* 3 nov. 1879</text:span></text:p>
        <text:p text:style-name="P1"><text:span text:style-name="T1"><text:tab/>† 16 juil. 1930 Rh. <text:s text:c="5"/>† 16 déc. 1960 Trouy (18)</text:span></text:p>
        <text:p text:style-name="P1"/>
        <text:p text:style-name="P1"><text:span text:style-name="T2">Alphons</text:span><text:span text:style-name="T1">e</text:span><text:span text:style-name="T11">49</text:span><text:span text:style-name="T1"><text:tab/><text:tab/> </text:span><text:span text:style-name="T2">Alfred</text:span><text:bookmark-start text:name="_Ref458952950"/><text:bookmark-end text:name="_Ref458952950"/><text:note text:id="note49" text:note-class="footnote"><text:note-citation>50</text:note-citation><text:note-body>    <text:p><text:span text:style-name="T5"> </text:span><text:span text:style-name="T4">épousent le même jour deux soeurs Kuntzmann,</text:span></text:p>
</text:note-body></text:note></text:p>
        <text:p text:style-name="P1"><text:span text:style-name="T1"><text:tab/><text:tab/>abfebba abfebbb</text:span></text:p>
        <text:p text:style-name="P1"><text:span text:style-name="T1"><text:tab/>* 21 janv. 1920 * 14 janv. 1921 Rh. </text:span></text:p>
        <text:p text:style-name="P1"><text:span text:style-name="T1"><text:tab/><text:tab/>† 9 juil. 1981 † 16 juil. 1973 Trouy (18)</text:span></text:p>
        <text:p text:style-name="P1"/>
        <text:p text:style-name="P1"/>
        <text:p text:style-name="P1"><text:span text:style-name="T2">Franz Joseph Hirlimann ∞ Thérèse Wimmer</text:span><text:note text:id="note50" text:note-class="footnote"><text:note-citation>51</text:note-citation><text:note-body>    <text:p><text:span text:style-name="T5"> </text:span><text:span text:style-name="T4">fille de Michel Wimmer, né à Rhinau le 7 novembre 1847, décédé le 18 décembre 1925 et d'Elisabeth Weller née à Rhinau le 10 novembre 1850, décédée le 27 mai 1927 à Rhinau.</text:span></text:p>
</text:note-body></text:note><text:span text:style-name="T1"> </text:span></text:p>
        <text:p text:style-name="P1"><text:span text:style-name="T1">abfebc <text:s text:c="24"/>13 avril 1920</text:span></text:p>
        <text:p text:style-name="P1"><text:span text:style-name="T1"><text:tab/>* 4 mai 881 Rh. <text:s text:c="8"/>* 22 fév. 1887 Rh.</text:span></text:p>
        <text:p text:style-name="P1"><text:span text:style-name="T1"><text:tab/>† 28 déc. 1957 <text:s text:c="8"/>† 7 août 1958</text:span></text:p>
        <text:p text:style-name="P1"/>
        <text:p text:style-name="P1"><text:span text:style-name="T2">Marie Odile</text:span><text:note text:id="note51" text:note-class="footnote"><text:note-citation>52</text:note-citation><text:note-body>    <text:p><text:span text:style-name="T5"> </text:span><text:span text:style-name="T4">mariée à Rhinau en octobre 1945,</text:span></text:p>
</text:note-body></text:note><text:span text:style-name="T1"><text:tab/><text:tab/> <text:s/></text:span><text:span text:style-name="T2">Lucien Joseph</text:span><text:note text:id="note52" text:note-class="footnote"><text:note-citation>53</text:note-citation><text:note-body>    <text:p><text:span text:style-name="T5"> </text:span><text:span text:style-name="T4">jumeau de Marie Odile, mort pour la France,</text:span></text:p>
</text:note-body></text:note><text:span text:style-name="T1"><text:tab/> <text:s/></text:span><text:span text:style-name="T2">Marie Elisabeth</text:span><text:note text:id="note53" text:note-class="footnote"><text:note-citation>54</text:note-citation><text:note-body>    <text:p><text:span text:style-name="T5"> </text:span><text:span text:style-name="T4">épouse Claude Huot, né à Rhinau le 8 août 1925 à Montecheroux, Doubs, le 16 février 1953 à Rhinau,</text:span></text:p>
</text:note-body></text:note><text:span text:style-name="T1"> </text:span></text:p>
        <text:p text:style-name="P1"><text:span text:style-name="T1"><text:tab/><text:tab/><text:tab/><text:tab/><text:tab/> <text:s/>abfebca <text:s text:c="4"/>abfebcb <text:s text:c="5"/>abfebcc</text:span></text:p>
        <text:p text:style-name="P1"><text:span text:style-name="T1"><text:tab/><text:tab/><text:tab/><text:tab/><text:tab/>* 9 déc. 1920 * 9 déc. 1920 * 18 avril 1928</text:span></text:p>
        <text:p text:style-name="P1"><text:span text:style-name="T1"><text:tab/><text:tab/><text:tab/><text:tab/><text:tab/><text:tab/><text:tab/> † 3 nov. 1943</text:span></text:p>
        <text:p text:style-name="P1"/>
        <text:p text:style-name="P1"/>
        <text:p text:style-name="P1"><text:span text:style-name="T2">Alphons Hirlimann ∞ Sophie Kuntzmann</text:span></text:p>
        <text:p text:style-name="P1"><text:span text:style-name="T1">abfebba <text:s text:c="14"/>16 août 1946</text:span></text:p>
        <text:p text:style-name="P1"><text:span text:style-name="T1"><text:tab/>* 21 janvier 1920 <text:s/>* 22 février 1927</text:span></text:p>
        <text:p text:style-name="P1"/>
        <text:p text:style-name="P1"><text:span text:style-name="T2">Jean-Louis</text:span><text:note text:id="note54" text:note-class="footnote"><text:note-citation>55</text:note-citation><text:note-body>    <text:p><text:span text:style-name="T5"> </text:span><text:span text:style-name="T4">nés à Bourges (18),</text:span></text:p>
</text:note-body></text:note><text:span text:style-name="T1"><text:tab/><text:tab/> <text:s/></text:span><text:span text:style-name="T2">Pierre</text:span><text:span text:style-name="T6">47, </text:span><text:note text:id="note55" text:note-class="footnote"><text:note-citation>56</text:note-citation><text:note-body>    <text:p><text:span text:style-name="T5"> </text:span><text:span text:style-name="T4">marié à Mulhouse le 23 avril 1976,</text:span></text:p>
</text:note-body></text:note><text:span text:style-name="T1"> </text:span></text:p>
        <text:p text:style-name="P1"><text:span text:style-name="T1"><text:tab/><text:tab/>abfebbaa abfebbab</text:span></text:p>
        <text:p text:style-name="P1"><text:span text:style-name="T1"><text:tab/><text:tab/>* 5 juin 1948 * 10 oct 1950</text:span></text:p>
        <text:p text:style-name="P1"/>
        <text:p text:style-name="P1"/>
        <text:p text:style-name="P1"><text:span text:style-name="T2">Alfred Hirlimann ∞ Marie Madeleine Kuntzmann</text:span><text:note text:id="note56" text:note-class="footnote"><text:note-citation>57</text:note-citation><text:note-body>    <text:p><text:span text:style-name="T5"> </text:span><text:span text:style-name="T4">fille de Louis Kuntzmann né le 16 octobre 1883 et dcd le 16 avril 1968 à Rhinau, marié le 5 juillet 1910 à Rhinau à Madeleine Hipp née le 22 mai 1890 et dcd le 9 août 1962,</text:span></text:p>
</text:note-body></text:note><text:span text:style-name="T1"> </text:span></text:p>
        <text:p text:style-name="P1"><text:span text:style-name="T1">abfebbb <text:s text:c="10"/>16 août 1946</text:span></text:p>
        <text:p text:style-name="P1"><text:span text:style-name="T1"><text:tab/>* 14 janv. 1921 Rh <text:s/>* 4 févr. 1923</text:span></text:p>
        <text:p text:style-name="P1"><text:span text:style-name="T1">† 16 juil. 1973 Trouy (18)</text:span></text:p>
        <text:p text:style-name="P1"/>
        <text:p text:style-name="P1"><text:span text:style-name="T2">Monique Madeleine</text:span><text:note text:id="note57" text:note-class="footnote"><text:note-citation>58</text:note-citation><text:note-body>    <text:p><text:span text:style-name="T5"> </text:span><text:span text:style-name="T4">épouse Peral le 18 septembre 1965 à Trouy (18),</text:span></text:p>
</text:note-body></text:note><text:span text:style-name="T1"> <text:s text:c="7"/></text:span><text:span text:style-name="T2">Louise </text:span><text:span text:style-name="T1"><text:tab/></text:span><text:span text:style-name="T2">Marie Anne Alfreda</text:span><text:note text:id="note58" text:note-class="footnote"><text:note-citation>59</text:note-citation><text:note-body>    <text:p><text:span text:style-name="T5"> </text:span><text:span text:style-name="T4">épouse Chevalier le 7 juin 1969.</text:span></text:p>
</text:note-body></text:note><text:span text:style-name="T1"><text:tab/><text:tab/></text:span><text:span text:style-name="T2">Emilie</text:span></text:p>
        <text:p text:style-name="P1"><text:span text:style-name="T1"><text:tab/><text:tab/><text:tab/><text:tab/>abfebbba <text:s/>abfebbbb</text:span></text:p>
        <text:p text:style-name="P1"><text:span text:style-name="T1"><text:tab/><text:tab/>* 20 mai 1947 Erstein <text:s/>* 2 oct. 1950 St Amand (18)</text:span></text:p>
        <text:p text:style-name="P1"/>
        <text:p text:style-name="P1"/>
        <text:p text:style-name="P1"><text:span text:style-name="T2">Marie Odile <text:s text:c="2"/>∞ <text:s/>non connu</text:span></text:p>
        <text:p text:style-name="P1"><text:span text:style-name="T1">abfebca <text:s text:c="5"/>oct. 1945 Rh.</text:span></text:p>
        <text:p text:style-name="P1"><text:span text:style-name="T1">* 9 décembre 1920</text:span></text:p>
        <text:p text:style-name="P1"/>
        <text:p text:style-name="P1"/>
        <text:p text:style-name="P1"><text:span text:style-name="T2">Marie Elisabeth <text:s/>∞ <text:s/>Claude Huot</text:span><text:note text:id="note59" text:note-class="footnote"><text:note-citation>60</text:note-citation><text:note-body>    <text:p><text:span text:style-name="T5"> </text:span><text:span text:style-name="T4">Divorcés,</text:span></text:p>
</text:note-body></text:note><text:span text:style-name="T1"> </text:span></text:p>
        <text:p text:style-name="P1"><text:span text:style-name="T1">abfebcc <text:s text:c="10"/>16 fév. 1953</text:span></text:p>
        <text:p text:style-name="P1"><text:span text:style-name="T1"><text:tab/>* 18 avr. 1928 <text:s text:c="2"/>* 8 août 1925</text:span></text:p>
        <text:p text:style-name="P1"><text:span text:style-name="T1"> <text:s text:c="15"/></text:span></text:p>
        <text:p text:style-name="P1"><text:span text:style-name="T2">Bernard</text:span><text:note text:id="note60" text:note-class="footnote"><text:note-citation>61</text:note-citation><text:note-body>    <text:p><text:span text:style-name="T5"> </text:span><text:span text:style-name="T4">né à Rillieuse dans l'Ain, marié le 30 mai 1981 à Rhinau,</text:span></text:p>
</text:note-body></text:note><text:span text:style-name="T1"> </text:span></text:p>
        <text:p text:style-name="P1"><text:span text:style-name="T1">abfebcca</text:span></text:p>
        <text:p text:style-name="P1"><text:span text:style-name="T1">* 3janv. 1954</text:span></text:p>
        <text:p text:style-name="P1"/>
        <text:p text:style-name="P1"/>
        <text:p text:style-name="P1"><text:span text:style-name="T2">Jean-Louis Hirlimann ∞ Isabelle Walter</text:span></text:p>
        <text:p text:style-name="P1"><text:span text:style-name="T1">abfebbaa <text:s text:c="12"/>30 septembre 1978</text:span></text:p>
        <text:p text:style-name="P1"><text:span text:style-name="T1">* 5 juin 1948 <text:s text:c="25"/>* 2 décembre 1958</text:span><text:note text:id="note61" text:note-class="footnote"><text:note-citation>62</text:note-citation><text:note-body>    <text:p><text:span text:style-name="T5"> </text:span><text:span text:style-name="T4">à Clichy (75),</text:span></text:p>
</text:note-body></text:note><text:span text:style-name="T1"> </text:span></text:p>
        <text:p text:style-name="P1"/>
        <text:p text:style-name="P1"><text:span text:style-name="T2"><text:tab/><text:tab/><text:tab/><text:tab/>Pascal EmmanuelElisabeth</text:span></text:p>
        <text:p text:style-name="P1"><text:span text:style-name="T1"><text:tab/><text:tab/><text:tab/><text:tab/>abfebbaaa abfebbaababfebbaac</text:span></text:p>
        <text:p text:style-name="P1"><text:span text:style-name="T1">* 1 juil. 1979</text:span><text:note text:id="note62" text:note-class="footnote"><text:note-citation>63</text:note-citation><text:note-body>    <text:p><text:span text:style-name="T5"> </text:span><text:span text:style-name="T4">à Strasbourg</text:span></text:p>
</text:note-body></text:note><text:span text:style-name="T1"><text:tab/><text:tab/><text:tab/><text:tab/> <text:s/>* 17 juin 1984* 15 août 1991</text:span></text:p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  <style:font-face style:name="Helvetic" svg:font-family="Helvetic"/>
  </office:font-face-decls>
  <office:styles>
    <style:style style:name="footnote reference" style:family="text" style:parent-style-name="Default Paragraph Font">
      <style:paragraph-properties fo:line-height="100%"/>
      <style:text-properties style:text-position="33%"/>
    </style:style>
    <style:style style:name="Default Paragraph Font" style:family="text">
      <style:paragraph-properties fo:line-height="100%"/>
    </style:style>
    <style:style style:name="heading 1" style:family="paragraph" style:parent-style-name="Normal" style:next-style-name="Normal">
      <style:paragraph-properties fo:line-height="100%"/>
      <style:text-properties fo:color="#0000ff" style:font-name="Times" fo:font-weight="bold"/>
    </style:style>
    <style:style style:name="header" style:family="paragraph" style:parent-style-name="Normal">
      <style:paragraph-properties fo:line-height="100%"/>
      <style:text-properties style:font-name="Times"/>
    </style:style>
    <style:style style:name="footnote text" style:family="paragraph" style:parent-style-name="Normal">
      <style:paragraph-properties fo:line-height="100%"/>
      <style:text-properties style:font-name="Times"/>
    </style:style>
    <style:style style:name="footer" style:family="paragraph" style:parent-style-name="Normal">
      <style:paragraph-properties fo:line-height="100%"/>
      <style:text-properties style:font-name="Times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" fo:font-size="12pt" fo:font-weight="normal" fo:background-color="transparent"/>
    </style:style>
  </office:styles>
  <office:automatic-styles>
    <style:style style:name="T1" style:family="text">
      <style:text-properties fo:color="#0000ff" style:font-name="Helvetic" fo:font-size="12pt" fo:language="fr" fo:country="FR" fo:font-weight="bold"/>
    </style:style>
    <style:style style:name="P2" style:family="paragraph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1" style:family="paragraph" style:parent-style-name="header">
      <style:paragraph-properties fo:text-align="center" fo:text-indent="0.0000in" fo:line-height="100%" fo:margin-left="0.0000in" fo:margin-right="0.0000in" fo:margin-top="0.0000in" fo:margin-bottom="0.0000in" style:writing-mode="lr"/>
    </style:style>
    <style:page-layout style:name="Standard">
      <style:page-layout-properties fo:page-width="210.000000mm" fo:page-height="297.000000mm" style:print-orientation="portrait" fo:margin-top="0.491667in" fo:margin-bottom="0.491667in" fo:margin-left="0.984028in" fo:margin-right="0.984028in"/>
      <style:header-style>
        <style:header-footer-properties svg:height="1.494112cm"/>
      </style:header-style>
      <style:footer-style>
        <style:header-footer-properties svg:height="1.250597cm"/>
      </style:footer-style>
    </style:page-layout>
  </office:automatic-styles>
  <office:master-styles>
    <style:master-page style:name="Standard" style:page-layout-name="Standard">
      <style:header>
        <text:p/>
        <text:p text:style-name="P1"><text:span text:style-name="T1">Rhinau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creator>Dad Home</dc:creator>
  </office:meta>
</office:document-meta>
</file>